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codeleser auf farbigem Papier test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tact Seite um Nachrichten an Börse Burgthann zu send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Liste freigeben. Beim Freigeben alle Artikel löschen und Korbfarbe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Hilfe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Über uns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Change im Profil um das Avatar zu ändern</text:p>
          </table:table-cell>
          <table:table-cell table:style-name="ce4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Unsicher, ob Korbfarbe gespeichert wurde</text:p>
          </table:table-cell>
          <table:table-cell table:style-name="ce4" office:value-type="string">
            <text:p>Simone</text:p>
          </table:table-cell>
        </table:table-row>
        <table:table-row table:style-name="ro2">
          <table:table-cell table:style-name="ce4"/>
          <table:table-cell table:style-name="ce4" office:value-type="string">
            <text:p>Eigene Schaltfläche 'abmelden'</text:p>
          </table:table-cell>
          <table:table-cell table:style-name="ce4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02T21:03:55</dc:date>
    <dc:creator>Pierre Sugar</dc:creator>
    <meta:editing-duration>P11DT4H39M45S</meta:editing-duration>
    <meta:editing-cycles>34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6" meta:object-count="0"/>
  </office:meta>
</office:document-meta>
</file>